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1004" calcext:value-type="float">
            <text:p>1004</text:p>
          </table:table-cell>
          <table:table-cell office:value-type="float" office:value="3121991362" calcext:value-type="float">
            <text:p>3121991362</text:p>
          </table:table-cell>
          <table:table-cell office:value-type="float" office:value="8796341888" calcext:value-type="float">
            <text:p>8796341888</text:p>
          </table:table-cell>
          <table:table-cell office:value-type="float" office:value="10223509" calcext:value-type="float">
            <text:p>10223509</text:p>
          </table:table-cell>
          <table:table-cell office:value-type="float" office:value="371849769" calcext:value-type="float">
            <text:p>371849769</text:p>
          </table:table-cell>
          <table:table-cell office:value-type="float" office:value="369325801" calcext:value-type="float">
            <text:p>369325801</text:p>
          </table:table-cell>
          <table:table-cell office:value-type="float" office:value="719081" calcext:value-type="float">
            <text:p>71908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4919" calcext:value-type="float">
            <text:p>0.354919</text:p>
          </table:table-cell>
          <table:table-cell office:value-type="float" office:value="10223509" calcext:value-type="float">
            <text:p>10223509</text:p>
          </table:table-cell>
          <table:table-cell office:value-type="float" office:value="23.703569" calcext:value-type="float">
            <text:p>23.703569</text:p>
          </table:table-cell>
          <table:table-cell office:value-type="float" office:value="23.542681" calcext:value-type="float">
            <text:p>23.542681</text:p>
          </table:table-cell>
          <table:table-cell office:value-type="float" office:value="0.045838" calcext:value-type="float">
            <text:p>0.045838</text:p>
          </table:table-cell>
          <table:table-cell office:value-type="float" office:value="1.01" calcext:value-type="float">
            <text:p>1.01</text:p>
          </table:table-cell>
          <table:table-cell office:value-type="float" office:value="513.61" calcext:value-type="float">
            <text:p>513.61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2007" calcext:value-type="float">
            <text:p>2007</text:p>
          </table:table-cell>
          <table:table-cell office:value-type="float" office:value="3364520174" calcext:value-type="float">
            <text:p>3364520174</text:p>
          </table:table-cell>
          <table:table-cell office:value-type="float" office:value="9596269193" calcext:value-type="float">
            <text:p>9596269193</text:p>
          </table:table-cell>
          <table:table-cell office:value-type="float" office:value="11478695" calcext:value-type="float">
            <text:p>11478695</text:p>
          </table:table-cell>
          <table:table-cell office:value-type="float" office:value="424338626" calcext:value-type="float">
            <text:p>424338626</text:p>
          </table:table-cell>
          <table:table-cell office:value-type="float" office:value="421459290" calcext:value-type="float">
            <text:p>421459290</text:p>
          </table:table-cell>
          <table:table-cell office:value-type="float" office:value="71763" calcext:value-type="float">
            <text:p>7176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607" calcext:value-type="float">
            <text:p>0.350607</text:p>
          </table:table-cell>
          <table:table-cell office:value-type="float" office:value="11478695" calcext:value-type="float">
            <text:p>11478695</text:p>
          </table:table-cell>
          <table:table-cell office:value-type="float" office:value="27.076443" calcext:value-type="float">
            <text:p>27.076443</text:p>
          </table:table-cell>
          <table:table-cell office:value-type="float" office:value="26.892717" calcext:value-type="float">
            <text:p>26.892717</text:p>
          </table:table-cell>
          <table:table-cell office:value-type="float" office:value="0.004579" calcext:value-type="float">
            <text:p>0.004579</text:p>
          </table:table-cell>
          <table:table-cell office:value-type="float" office:value="1.01" calcext:value-type="float">
            <text:p>1.01</text:p>
          </table:table-cell>
          <table:table-cell office:value-type="float" office:value="5872.93" calcext:value-type="float">
            <text:p>5872.93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3010" calcext:value-type="float">
            <text:p>3010</text:p>
          </table:table-cell>
          <table:table-cell office:value-type="float" office:value="3251496428" calcext:value-type="float">
            <text:p>3251496428</text:p>
          </table:table-cell>
          <table:table-cell office:value-type="float" office:value="9079681234" calcext:value-type="float">
            <text:p>9079681234</text:p>
          </table:table-cell>
          <table:table-cell office:value-type="float" office:value="9497908" calcext:value-type="float">
            <text:p>9497908</text:p>
          </table:table-cell>
          <table:table-cell office:value-type="float" office:value="352570042" calcext:value-type="float">
            <text:p>352570042</text:p>
          </table:table-cell>
          <table:table-cell office:value-type="float" office:value="350075472" calcext:value-type="float">
            <text:p>350075472</text:p>
          </table:table-cell>
          <table:table-cell office:value-type="float" office:value="213526" calcext:value-type="float">
            <text:p>21352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107" calcext:value-type="float">
            <text:p>0.358107</text:p>
          </table:table-cell>
          <table:table-cell office:value-type="float" office:value="9497908" calcext:value-type="float">
            <text:p>9497908</text:p>
          </table:table-cell>
          <table:table-cell office:value-type="float" office:value="22.496992" calcext:value-type="float">
            <text:p>22.496992</text:p>
          </table:table-cell>
          <table:table-cell office:value-type="float" office:value="22.337816" calcext:value-type="float">
            <text:p>22.337816</text:p>
          </table:table-cell>
          <table:table-cell office:value-type="float" office:value="0.013625" calcext:value-type="float">
            <text:p>0.013625</text:p>
          </table:table-cell>
          <table:table-cell office:value-type="float" office:value="1.01" calcext:value-type="float">
            <text:p>1.01</text:p>
          </table:table-cell>
          <table:table-cell office:value-type="float" office:value="1639.5" calcext:value-type="float">
            <text:p>1639.5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4013" calcext:value-type="float">
            <text:p>4013</text:p>
          </table:table-cell>
          <table:table-cell office:value-type="float" office:value="3219876643" calcext:value-type="float">
            <text:p>3219876643</text:p>
          </table:table-cell>
          <table:table-cell office:value-type="float" office:value="9202192800" calcext:value-type="float">
            <text:p>9202192800</text:p>
          </table:table-cell>
          <table:table-cell office:value-type="float" office:value="11379169" calcext:value-type="float">
            <text:p>11379169</text:p>
          </table:table-cell>
          <table:table-cell office:value-type="float" office:value="406171501" calcext:value-type="float">
            <text:p>406171501</text:p>
          </table:table-cell>
          <table:table-cell office:value-type="float" office:value="403170613" calcext:value-type="float">
            <text:p>403170613</text:p>
          </table:table-cell>
          <table:table-cell office:value-type="float" office:value="62969" calcext:value-type="float">
            <text:p>6296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903" calcext:value-type="float">
            <text:p>0.349903</text:p>
          </table:table-cell>
          <table:table-cell office:value-type="float" office:value="11379169" calcext:value-type="float">
            <text:p>11379169</text:p>
          </table:table-cell>
          <table:table-cell office:value-type="float" office:value="25.917223" calcext:value-type="float">
            <text:p>25.917223</text:p>
          </table:table-cell>
          <table:table-cell office:value-type="float" office:value="25.725742" calcext:value-type="float">
            <text:p>25.725742</text:p>
          </table:table-cell>
          <table:table-cell office:value-type="float" office:value="0.004018" calcext:value-type="float">
            <text:p>0.004018</text:p>
          </table:table-cell>
          <table:table-cell office:value-type="float" office:value="1.01" calcext:value-type="float">
            <text:p>1.01</text:p>
          </table:table-cell>
          <table:table-cell office:value-type="float" office:value="6402.68" calcext:value-type="float">
            <text:p>6402.68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5016" calcext:value-type="float">
            <text:p>5016</text:p>
          </table:table-cell>
          <table:table-cell office:value-type="float" office:value="3355406708" calcext:value-type="float">
            <text:p>3355406708</text:p>
          </table:table-cell>
          <table:table-cell office:value-type="float" office:value="9565141279" calcext:value-type="float">
            <text:p>9565141279</text:p>
          </table:table-cell>
          <table:table-cell office:value-type="float" office:value="11506640" calcext:value-type="float">
            <text:p>11506640</text:p>
          </table:table-cell>
          <table:table-cell office:value-type="float" office:value="423172507" calcext:value-type="float">
            <text:p>423172507</text:p>
          </table:table-cell>
          <table:table-cell office:value-type="float" office:value="420134533" calcext:value-type="float">
            <text:p>420134533</text:p>
          </table:table-cell>
          <table:table-cell office:value-type="float" office:value="65951" calcext:value-type="float">
            <text:p>6595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795" calcext:value-type="float">
            <text:p>0.350795</text:p>
          </table:table-cell>
          <table:table-cell office:value-type="float" office:value="11506640" calcext:value-type="float">
            <text:p>11506640</text:p>
          </table:table-cell>
          <table:table-cell office:value-type="float" office:value="27.002035" calcext:value-type="float">
            <text:p>27.002035</text:p>
          </table:table-cell>
          <table:table-cell office:value-type="float" office:value="26.808186" calcext:value-type="float">
            <text:p>26.808186</text:p>
          </table:table-cell>
          <table:table-cell office:value-type="float" office:value="0.004208" calcext:value-type="float">
            <text:p>0.004208</text:p>
          </table:table-cell>
          <table:table-cell office:value-type="float" office:value="1.01" calcext:value-type="float">
            <text:p>1.01</text:p>
          </table:table-cell>
          <table:table-cell office:value-type="float" office:value="6370.4" calcext:value-type="float">
            <text:p>6370.4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6018" calcext:value-type="float">
            <text:p>6018</text:p>
          </table:table-cell>
          <table:table-cell office:value-type="float" office:value="2656317994" calcext:value-type="float">
            <text:p>2656317994</text:p>
          </table:table-cell>
          <table:table-cell office:value-type="float" office:value="7342914764" calcext:value-type="float">
            <text:p>7342914764</text:p>
          </table:table-cell>
          <table:table-cell office:value-type="float" office:value="7267124" calcext:value-type="float">
            <text:p>7267124</text:p>
          </table:table-cell>
          <table:table-cell office:value-type="float" office:value="263323184" calcext:value-type="float">
            <text:p>263323184</text:p>
          </table:table-cell>
          <table:table-cell office:value-type="float" office:value="261601715" calcext:value-type="float">
            <text:p>261601715</text:p>
          </table:table-cell>
          <table:table-cell office:value-type="float" office:value="212270" calcext:value-type="float">
            <text:p>2122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1753" calcext:value-type="float">
            <text:p>0.361753</text:p>
          </table:table-cell>
          <table:table-cell office:value-type="float" office:value="7267124" calcext:value-type="float">
            <text:p>7267124</text:p>
          </table:table-cell>
          <table:table-cell office:value-type="float" office:value="16.819046" calcext:value-type="float">
            <text:p>16.819046</text:p>
          </table:table-cell>
          <table:table-cell office:value-type="float" office:value="16.709091" calcext:value-type="float">
            <text:p>16.709091</text:p>
          </table:table-cell>
          <table:table-cell office:value-type="float" office:value="0.013558" calcext:value-type="float">
            <text:p>0.013558</text:p>
          </table:table-cell>
          <table:table-cell office:value-type="float" office:value="1.01" calcext:value-type="float">
            <text:p>1.01</text:p>
          </table:table-cell>
          <table:table-cell office:value-type="float" office:value="1232.4" calcext:value-type="float">
            <text:p>1232.4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7020" calcext:value-type="float">
            <text:p>7020</text:p>
          </table:table-cell>
          <table:table-cell office:value-type="float" office:value="3286134692" calcext:value-type="float">
            <text:p>3286134692</text:p>
          </table:table-cell>
          <table:table-cell office:value-type="float" office:value="9376833444" calcext:value-type="float">
            <text:p>9376833444</text:p>
          </table:table-cell>
          <table:table-cell office:value-type="float" office:value="11255077" calcext:value-type="float">
            <text:p>11255077</text:p>
          </table:table-cell>
          <table:table-cell office:value-type="float" office:value="414641718" calcext:value-type="float">
            <text:p>414641718</text:p>
          </table:table-cell>
          <table:table-cell office:value-type="float" office:value="413181908" calcext:value-type="float">
            <text:p>413181908</text:p>
          </table:table-cell>
          <table:table-cell office:value-type="float" office:value="537925" calcext:value-type="float">
            <text:p>5379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453" calcext:value-type="float">
            <text:p>0.350453</text:p>
          </table:table-cell>
          <table:table-cell office:value-type="float" office:value="11255077" calcext:value-type="float">
            <text:p>11255077</text:p>
          </table:table-cell>
          <table:table-cell office:value-type="float" office:value="26.484102" calcext:value-type="float">
            <text:p>26.484102</text:p>
          </table:table-cell>
          <table:table-cell office:value-type="float" office:value="26.390862" calcext:value-type="float">
            <text:p>26.390862</text:p>
          </table:table-cell>
          <table:table-cell office:value-type="float" office:value="0.034358" calcext:value-type="float">
            <text:p>0.034358</text:p>
          </table:table-cell>
          <table:table-cell office:value-type="float" office:value="1" calcext:value-type="float">
            <text:p>1</text:p>
          </table:table-cell>
          <table:table-cell office:value-type="float" office:value="768.1" calcext:value-type="float">
            <text:p>768.1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8023" calcext:value-type="float">
            <text:p>8023</text:p>
          </table:table-cell>
          <table:table-cell office:value-type="float" office:value="3285933426" calcext:value-type="float">
            <text:p>3285933426</text:p>
          </table:table-cell>
          <table:table-cell office:value-type="float" office:value="9379034613" calcext:value-type="float">
            <text:p>9379034613</text:p>
          </table:table-cell>
          <table:table-cell office:value-type="float" office:value="11250400" calcext:value-type="float">
            <text:p>11250400</text:p>
          </table:table-cell>
          <table:table-cell office:value-type="float" office:value="414730004" calcext:value-type="float">
            <text:p>414730004</text:p>
          </table:table-cell>
          <table:table-cell office:value-type="float" office:value="413185217" calcext:value-type="float">
            <text:p>413185217</text:p>
          </table:table-cell>
          <table:table-cell office:value-type="float" office:value="670584" calcext:value-type="float">
            <text:p>67058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349" calcext:value-type="float">
            <text:p>0.350349</text:p>
          </table:table-cell>
          <table:table-cell office:value-type="float" office:value="11250400" calcext:value-type="float">
            <text:p>11250400</text:p>
          </table:table-cell>
          <table:table-cell office:value-type="float" office:value="26.463331" calcext:value-type="float">
            <text:p>26.463331</text:p>
          </table:table-cell>
          <table:table-cell office:value-type="float" office:value="26.364759" calcext:value-type="float">
            <text:p>26.364759</text:p>
          </table:table-cell>
          <table:table-cell office:value-type="float" office:value="0.042789" calcext:value-type="float">
            <text:p>0.042789</text:p>
          </table:table-cell>
          <table:table-cell office:value-type="float" office:value="1" calcext:value-type="float">
            <text:p>1</text:p>
          </table:table-cell>
          <table:table-cell office:value-type="float" office:value="616.16" calcext:value-type="float">
            <text:p>616.16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9026" calcext:value-type="float">
            <text:p>9026</text:p>
          </table:table-cell>
          <table:table-cell office:value-type="float" office:value="3064334630" calcext:value-type="float">
            <text:p>3064334630</text:p>
          </table:table-cell>
          <table:table-cell office:value-type="float" office:value="8429032365" calcext:value-type="float">
            <text:p>8429032365</text:p>
          </table:table-cell>
          <table:table-cell office:value-type="float" office:value="8529915" calcext:value-type="float">
            <text:p>8529915</text:p>
          </table:table-cell>
          <table:table-cell office:value-type="float" office:value="313223554" calcext:value-type="float">
            <text:p>313223554</text:p>
          </table:table-cell>
          <table:table-cell office:value-type="float" office:value="311690573" calcext:value-type="float">
            <text:p>311690573</text:p>
          </table:table-cell>
          <table:table-cell office:value-type="float" office:value="847265" calcext:value-type="float">
            <text:p>84726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3545" calcext:value-type="float">
            <text:p>0.363545</text:p>
          </table:table-cell>
          <table:table-cell office:value-type="float" office:value="8529915" calcext:value-type="float">
            <text:p>8529915</text:p>
          </table:table-cell>
          <table:table-cell office:value-type="float" office:value="19.986349" calcext:value-type="float">
            <text:p>19.986349</text:p>
          </table:table-cell>
          <table:table-cell office:value-type="float" office:value="19.888531" calcext:value-type="float">
            <text:p>19.888531</text:p>
          </table:table-cell>
          <table:table-cell office:value-type="float" office:value="0.054063" calcext:value-type="float">
            <text:p>0.054063</text:p>
          </table:table-cell>
          <table:table-cell office:value-type="float" office:value="1" calcext:value-type="float">
            <text:p>1</text:p>
          </table:table-cell>
          <table:table-cell office:value-type="float" office:value="367.88" calcext:value-type="float">
            <text:p>367.88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10029" calcext:value-type="float">
            <text:p>10029</text:p>
          </table:table-cell>
          <table:table-cell office:value-type="float" office:value="3311099676" calcext:value-type="float">
            <text:p>3311099676</text:p>
          </table:table-cell>
          <table:table-cell office:value-type="float" office:value="9446710819" calcext:value-type="float">
            <text:p>9446710819</text:p>
          </table:table-cell>
          <table:table-cell office:value-type="float" office:value="11357708" calcext:value-type="float">
            <text:p>11357708</text:p>
          </table:table-cell>
          <table:table-cell office:value-type="float" office:value="417552824" calcext:value-type="float">
            <text:p>417552824</text:p>
          </table:table-cell>
          <table:table-cell office:value-type="float" office:value="414800069" calcext:value-type="float">
            <text:p>414800069</text:p>
          </table:table-cell>
          <table:table-cell office:value-type="float" office:value="130854" calcext:value-type="float">
            <text:p>13085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503" calcext:value-type="float">
            <text:p>0.350503</text:p>
          </table:table-cell>
          <table:table-cell office:value-type="float" office:value="11357708" calcext:value-type="float">
            <text:p>11357708</text:p>
          </table:table-cell>
          <table:table-cell office:value-type="float" office:value="26.643452" calcext:value-type="float">
            <text:p>26.643452</text:p>
          </table:table-cell>
          <table:table-cell office:value-type="float" office:value="26.4678" calcext:value-type="float">
            <text:p>26.4678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1.01" calcext:value-type="float">
            <text:p>1.01</text:p>
          </table:table-cell>
          <table:table-cell office:value-type="float" office:value="3169.95" calcext:value-type="float">
            <text:p>3169.95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11032" calcext:value-type="float">
            <text:p>11032</text:p>
          </table:table-cell>
          <table:table-cell office:value-type="float" office:value="3236197938" calcext:value-type="float">
            <text:p>3236197938</text:p>
          </table:table-cell>
          <table:table-cell office:value-type="float" office:value="9207743416" calcext:value-type="float">
            <text:p>9207743416</text:p>
          </table:table-cell>
          <table:table-cell office:value-type="float" office:value="10821578" calcext:value-type="float">
            <text:p>10821578</text:p>
          </table:table-cell>
          <table:table-cell office:value-type="float" office:value="405854223" calcext:value-type="float">
            <text:p>405854223</text:p>
          </table:table-cell>
          <table:table-cell office:value-type="float" office:value="403169995" calcext:value-type="float">
            <text:p>403169995</text:p>
          </table:table-cell>
          <table:table-cell office:value-type="float" office:value="131633" calcext:value-type="float">
            <text:p>13163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465" calcext:value-type="float">
            <text:p>0.351465</text:p>
          </table:table-cell>
          <table:table-cell office:value-type="float" office:value="10821578" calcext:value-type="float">
            <text:p>10821578</text:p>
          </table:table-cell>
          <table:table-cell office:value-type="float" office:value="25.896978" calcext:value-type="float">
            <text:p>25.896978</text:p>
          </table:table-cell>
          <table:table-cell office:value-type="float" office:value="25.725702" calcext:value-type="float">
            <text:p>25.725702</text:p>
          </table:table-cell>
          <table:table-cell office:value-type="float" office:value="0.008399" calcext:value-type="float">
            <text:p>0.008399</text:p>
          </table:table-cell>
          <table:table-cell office:value-type="float" office:value="1.01" calcext:value-type="float">
            <text:p>1.01</text:p>
          </table:table-cell>
          <table:table-cell office:value-type="float" office:value="3062.83" calcext:value-type="float">
            <text:p>3062.83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12035" calcext:value-type="float">
            <text:p>12035</text:p>
          </table:table-cell>
          <table:table-cell office:value-type="float" office:value="3233670445" calcext:value-type="float">
            <text:p>3233670445</text:p>
          </table:table-cell>
          <table:table-cell office:value-type="float" office:value="9015349654" calcext:value-type="float">
            <text:p>9015349654</text:p>
          </table:table-cell>
          <table:table-cell office:value-type="float" office:value="9409574" calcext:value-type="float">
            <text:p>9409574</text:p>
          </table:table-cell>
          <table:table-cell office:value-type="float" office:value="345842531" calcext:value-type="float">
            <text:p>345842531</text:p>
          </table:table-cell>
          <table:table-cell office:value-type="float" office:value="343436519" calcext:value-type="float">
            <text:p>343436519</text:p>
          </table:table-cell>
          <table:table-cell office:value-type="float" office:value="237056" calcext:value-type="float">
            <text:p>23705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685" calcext:value-type="float">
            <text:p>0.358685</text:p>
          </table:table-cell>
          <table:table-cell office:value-type="float" office:value="9409574" calcext:value-type="float">
            <text:p>9409574</text:p>
          </table:table-cell>
          <table:table-cell office:value-type="float" office:value="22.067719" calcext:value-type="float">
            <text:p>22.067719</text:p>
          </table:table-cell>
          <table:table-cell office:value-type="float" office:value="21.914194" calcext:value-type="float">
            <text:p>21.914194</text:p>
          </table:table-cell>
          <table:table-cell office:value-type="float" office:value="0.015126" calcext:value-type="float">
            <text:p>0.015126</text:p>
          </table:table-cell>
          <table:table-cell office:value-type="float" office:value="1.01" calcext:value-type="float">
            <text:p>1.01</text:p>
          </table:table-cell>
          <table:table-cell office:value-type="float" office:value="1448.76" calcext:value-type="float">
            <text:p>1448.76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13038" calcext:value-type="float">
            <text:p>13038</text:p>
          </table:table-cell>
          <table:table-cell office:value-type="float" office:value="3294482173" calcext:value-type="float">
            <text:p>3294482173</text:p>
          </table:table-cell>
          <table:table-cell office:value-type="float" office:value="9399267362" calcext:value-type="float">
            <text:p>9399267362</text:p>
          </table:table-cell>
          <table:table-cell office:value-type="float" office:value="11423666" calcext:value-type="float">
            <text:p>11423666</text:p>
          </table:table-cell>
          <table:table-cell office:value-type="float" office:value="415447301" calcext:value-type="float">
            <text:p>415447301</text:p>
          </table:table-cell>
          <table:table-cell office:value-type="float" office:value="412511928" calcext:value-type="float">
            <text:p>412511928</text:p>
          </table:table-cell>
          <table:table-cell office:value-type="float" office:value="114446" calcext:value-type="float">
            <text:p>11444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504" calcext:value-type="float">
            <text:p>0.350504</text:p>
          </table:table-cell>
          <table:table-cell office:value-type="float" office:value="11423666" calcext:value-type="float">
            <text:p>11423666</text:p>
          </table:table-cell>
          <table:table-cell office:value-type="float" office:value="26.5091" calcext:value-type="float">
            <text:p>26.5091</text:p>
          </table:table-cell>
          <table:table-cell office:value-type="float" office:value="26.321798" calcext:value-type="float">
            <text:p>26.321798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1.01" calcext:value-type="float">
            <text:p>1.01</text:p>
          </table:table-cell>
          <table:table-cell office:value-type="float" office:value="3604.42" calcext:value-type="float">
            <text:p>3604.42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14040" calcext:value-type="float">
            <text:p>14040</text:p>
          </table:table-cell>
          <table:table-cell office:value-type="float" office:value="3268821684" calcext:value-type="float">
            <text:p>3268821684</text:p>
          </table:table-cell>
          <table:table-cell office:value-type="float" office:value="9298690903" calcext:value-type="float">
            <text:p>9298690903</text:p>
          </table:table-cell>
          <table:table-cell office:value-type="float" office:value="11105940" calcext:value-type="float">
            <text:p>11105940</text:p>
          </table:table-cell>
          <table:table-cell office:value-type="float" office:value="404310705" calcext:value-type="float">
            <text:p>404310705</text:p>
          </table:table-cell>
          <table:table-cell office:value-type="float" office:value="401402265" calcext:value-type="float">
            <text:p>401402265</text:p>
          </table:table-cell>
          <table:table-cell office:value-type="float" office:value="124026" calcext:value-type="float">
            <text:p>12402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536" calcext:value-type="float">
            <text:p>0.351536</text:p>
          </table:table-cell>
          <table:table-cell office:value-type="float" office:value="11105940" calcext:value-type="float">
            <text:p>11105940</text:p>
          </table:table-cell>
          <table:table-cell office:value-type="float" office:value="25.824238" calcext:value-type="float">
            <text:p>25.824238</text:p>
          </table:table-cell>
          <table:table-cell office:value-type="float" office:value="25.638468" calcext:value-type="float">
            <text:p>25.638468</text:p>
          </table:table-cell>
          <table:table-cell office:value-type="float" office:value="0.007922" calcext:value-type="float">
            <text:p>0.007922</text:p>
          </table:table-cell>
          <table:table-cell office:value-type="float" office:value="1.01" calcext:value-type="float">
            <text:p>1.01</text:p>
          </table:table-cell>
          <table:table-cell office:value-type="float" office:value="3236.44" calcext:value-type="float">
            <text:p>3236.44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15043" calcext:value-type="float">
            <text:p>15043</text:p>
          </table:table-cell>
          <table:table-cell office:value-type="float" office:value="3273001402" calcext:value-type="float">
            <text:p>3273001402</text:p>
          </table:table-cell>
          <table:table-cell office:value-type="float" office:value="9211046834" calcext:value-type="float">
            <text:p>9211046834</text:p>
          </table:table-cell>
          <table:table-cell office:value-type="float" office:value="10166739" calcext:value-type="float">
            <text:p>10166739</text:p>
          </table:table-cell>
          <table:table-cell office:value-type="float" office:value="375057115" calcext:value-type="float">
            <text:p>375057115</text:p>
          </table:table-cell>
          <table:table-cell office:value-type="float" office:value="373605180" calcext:value-type="float">
            <text:p>373605180</text:p>
          </table:table-cell>
          <table:table-cell office:value-type="float" office:value="550108" calcext:value-type="float">
            <text:p>55010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5334" calcext:value-type="float">
            <text:p>0.355334</text:p>
          </table:table-cell>
          <table:table-cell office:value-type="float" office:value="10166739" calcext:value-type="float">
            <text:p>10166739</text:p>
          </table:table-cell>
          <table:table-cell office:value-type="float" office:value="23.93186" calcext:value-type="float">
            <text:p>23.93186</text:p>
          </table:table-cell>
          <table:table-cell office:value-type="float" office:value="23.839214" calcext:value-type="float">
            <text:p>23.839214</text:p>
          </table:table-cell>
          <table:table-cell office:value-type="float" office:value="0.035102" calcext:value-type="float">
            <text:p>0.035102</text:p>
          </table:table-cell>
          <table:table-cell office:value-type="float" office:value="1" calcext:value-type="float">
            <text:p>1</text:p>
          </table:table-cell>
          <table:table-cell office:value-type="float" office:value="679.15" calcext:value-type="float">
            <text:p>679.15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16045" calcext:value-type="float">
            <text:p>16045</text:p>
          </table:table-cell>
          <table:table-cell office:value-type="float" office:value="3311584486" calcext:value-type="float">
            <text:p>3311584486</text:p>
          </table:table-cell>
          <table:table-cell office:value-type="float" office:value="9446814251" calcext:value-type="float">
            <text:p>9446814251</text:p>
          </table:table-cell>
          <table:table-cell office:value-type="float" office:value="11339134" calcext:value-type="float">
            <text:p>11339134</text:p>
          </table:table-cell>
          <table:table-cell office:value-type="float" office:value="417773282" calcext:value-type="float">
            <text:p>417773282</text:p>
          </table:table-cell>
          <table:table-cell office:value-type="float" office:value="416391365" calcext:value-type="float">
            <text:p>416391365</text:p>
          </table:table-cell>
          <table:table-cell office:value-type="float" office:value="556719" calcext:value-type="float">
            <text:p>55671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55" calcext:value-type="float">
            <text:p>0.35055</text:p>
          </table:table-cell>
          <table:table-cell office:value-type="float" office:value="11339134" calcext:value-type="float">
            <text:p>11339134</text:p>
          </table:table-cell>
          <table:table-cell office:value-type="float" office:value="26.684122" calcext:value-type="float">
            <text:p>26.684122</text:p>
          </table:table-cell>
          <table:table-cell office:value-type="float" office:value="26.595856" calcext:value-type="float">
            <text:p>26.595856</text:p>
          </table:table-cell>
          <table:table-cell office:value-type="float" office:value="0.035559" calcext:value-type="float">
            <text:p>0.035559</text:p>
          </table:table-cell>
          <table:table-cell office:value-type="float" office:value="1" calcext:value-type="float">
            <text:p>1</text:p>
          </table:table-cell>
          <table:table-cell office:value-type="float" office:value="747.94" calcext:value-type="float">
            <text:p>747.94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17048" calcext:value-type="float">
            <text:p>17048</text:p>
          </table:table-cell>
          <table:table-cell office:value-type="float" office:value="3115699269" calcext:value-type="float">
            <text:p>3115699269</text:p>
          </table:table-cell>
          <table:table-cell office:value-type="float" office:value="8702548931" calcext:value-type="float">
            <text:p>8702548931</text:p>
          </table:table-cell>
          <table:table-cell office:value-type="float" office:value="9230499" calcext:value-type="float">
            <text:p>9230499</text:p>
          </table:table-cell>
          <table:table-cell office:value-type="float" office:value="337884407" calcext:value-type="float">
            <text:p>337884407</text:p>
          </table:table-cell>
          <table:table-cell office:value-type="float" office:value="336731799" calcext:value-type="float">
            <text:p>336731799</text:p>
          </table:table-cell>
          <table:table-cell office:value-type="float" office:value="513919" calcext:value-type="float">
            <text:p>51391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021" calcext:value-type="float">
            <text:p>0.358021</text:p>
          </table:table-cell>
          <table:table-cell office:value-type="float" office:value="9230499" calcext:value-type="float">
            <text:p>9230499</text:p>
          </table:table-cell>
          <table:table-cell office:value-type="float" office:value="21.559923" calcext:value-type="float">
            <text:p>21.559923</text:p>
          </table:table-cell>
          <table:table-cell office:value-type="float" office:value="21.486376" calcext:value-type="float">
            <text:p>21.486376</text:p>
          </table:table-cell>
          <table:table-cell office:value-type="float" office:value="0.032792" calcext:value-type="float">
            <text:p>0.032792</text:p>
          </table:table-cell>
          <table:table-cell office:value-type="float" office:value="1" calcext:value-type="float">
            <text:p>1</text:p>
          </table:table-cell>
          <table:table-cell office:value-type="float" office:value="655.22" calcext:value-type="float">
            <text:p>655.22</text:p>
          </table:table-cell>
        </table:table-row>
        <table:table-row table:style-name="ro1">
          <table:table-cell office:value-type="float" office:value="6939" calcext:value-type="float">
            <text:p>6939</text:p>
          </table:table-cell>
          <table:table-cell office:value-type="float" office:value="17106" calcext:value-type="float">
            <text:p>17106</text:p>
          </table:table-cell>
          <table:table-cell office:value-type="float" office:value="75718733" calcext:value-type="float">
            <text:p>75718733</text:p>
          </table:table-cell>
          <table:table-cell office:value-type="float" office:value="197495860" calcext:value-type="float">
            <text:p>197495860</text:p>
          </table:table-cell>
          <table:table-cell office:value-type="float" office:value="146610" calcext:value-type="float">
            <text:p>146610</text:p>
          </table:table-cell>
          <table:table-cell office:value-type="float" office:value="3908991" calcext:value-type="float">
            <text:p>3908991</text:p>
          </table:table-cell>
          <table:table-cell office:value-type="float" office:value="3891861" calcext:value-type="float">
            <text:p>3891861</text:p>
          </table:table-cell>
          <table:table-cell office:value-type="float" office:value="8092" calcext:value-type="float">
            <text:p>80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3394" calcext:value-type="float">
            <text:p>0.383394</text:p>
          </table:table-cell>
          <table:table-cell office:value-type="float" office:value="146610" calcext:value-type="float">
            <text:p>146610</text:p>
          </table:table-cell>
          <table:table-cell office:value-type="float" office:value="4.313369" calcext:value-type="float">
            <text:p>4.313369</text:p>
          </table:table-cell>
          <table:table-cell office:value-type="float" office:value="4.294467" calcext:value-type="float">
            <text:p>4.294467</text:p>
          </table:table-cell>
          <table:table-cell office:value-type="float" office:value="0.008929" calcext:value-type="float">
            <text:p>0.008929</text:p>
          </table:table-cell>
          <table:table-cell office:value-type="float" office:value="1" calcext:value-type="float">
            <text:p>1</text:p>
          </table:table-cell>
          <table:table-cell office:value-type="float" office:value="480.95" calcext:value-type="float">
            <text:p>480.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02:57:14.771347612</meta:creation-date>
    <dc:date>2015-10-28T02:57:47.117633919</dc:date>
    <meta:editing-duration>P0D</meta:editing-duration>
    <meta:editing-cycles>1</meta:editing-cycles>
    <meta:document-statistic meta:table-count="1" meta:cell-count="380" meta:object-count="0"/>
    <meta:generator>LibreOffice/4.2.8.2$Linux_X86_64 LibreOffice_project/420m0$Build-2</meta:generator>
  </office:meta>
</office:document-meta>
</file>